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5cb18" officeooo:paragraph-rsid="0005cb1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5cb18" officeooo:paragraph-rsid="0005cb18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98fa5" officeooo:paragraph-rsid="00098fa5" style:font-size-asian="14pt" style:font-weight-asian="normal" style:font-size-complex="14pt" style:font-weight-complex="normal"/>
    </style:style>
    <style:style style:name="T1" style:family="text">
      <style:text-properties officeooo:rsid="00084f08"/>
    </style:style>
    <style:style style:name="T2" style:family="text">
      <style:text-properties officeooo:rsid="000a9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</text:p>
      <text:p text:style-name="P1"/>
      <text:p text:style-name="P2">Human brain &amp; human development databases </text:p>
      <text:p text:style-name="P2"/>
      <text:p text:style-name="P2">Gene expression data, global and region based, <text:span text:style-name="T1">lifespan data (across age)</text:span></text:p>
      <text:p text:style-name="P1"/>
      <text:p text:style-name="P1"/>
      <text:p text:style-name="P1">motivation</text:p>
      <text:p text:style-name="P1"></text:p>
      <text:p text:style-name="P3">region-based tracking of gene expression correlations over time. <text:span text:style-name="T2">It can be used for disease detection and progression</text:span></text:p>
      <text:p text:style-name="P1"/>
      <text:p text:style-name="P1">background</text:p>
      <text:p text:style-name="P1"/>
      <text:p text:style-name="P2"/>
      <text:p text:style-name="P1"></text:p>
      <text:p text:style-name="P1">methods</text:p>
      <text:p text:style-name="P1"></text:p>
      <text:p text:style-name="P1">application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8:11:05.041971076</meta:creation-date>
    <dc:date>2015-03-17T18:24:51.048345985</dc:date>
    <meta:editing-duration>PT11M40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39" meta:character-count="283" meta:non-whitespace-character-count="243"/>
  </office:meta>
</office:document-meta>
</file>